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0-Regular" svg:font-family="LMRoman10-Regular"/>
    <style:font-face style:name="Mangal1" svg:font-family="Mangal"/>
    <style:font-face style:name="OpenSymbol" svg:font-family="OpenSymbol"/>
    <style:font-face style:name="LMRoman10-Italic" svg:font-family="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name-asian="LMRoman10-Regular" style:font-size-asian="14pt" style:font-style-asian="normal" style:font-weight-asian="normal" style:font-name-complex="LMRoman10-Regular" style:font-size-complex="14pt" style:font-style-complex="normal" style:font-weight-complex="normal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-asian="LMRoman10-Italic" style:font-name-complex="LMRoman10-Italic"/>
    </style:style>
    <style:style style:name="T4" style:family="text">
      <style:text-properties style:font-name-asian="LMRoman10-Regular" style:font-name-complex="LMRoman10-Regular"/>
    </style:style>
    <style:style style:name="T5" style:family="text">
      <style:text-properties fo:font-style="normal" style:text-underline-style="none" fo:font-weight="normal" style:font-name-asian="LMRoman10-Regular" style:font-style-asian="normal" style:font-weight-asian="normal" style:font-name-complex="LMRoman10-Regular" style:font-style-complex="normal" style:font-weight-complex="normal"/>
    </style:style>
    <style:style style:name="T6" style:family="text">
      <style:text-properties fo:font-style="normal" style:font-name-asian="LMRoman10-Italic" style:font-style-asian="normal" style:font-name-complex="LMRoman10-Italic" style:font-style-complex="normal"/>
    </style:style>
    <style:style style:name="T7" style:family="text">
      <style:text-properties fo:font-style="normal" style:font-name-asian="LMRoman10-Regular" style:font-style-asian="normal" style:font-name-complex="LMRoman10-Regular" style:font-style-complex="normal"/>
    </style:style>
    <style:style style:name="T8" style:family="text">
      <style:text-properties style:font-name="Times New Roman" fo:font-size="14pt" fo:font-style="normal" style:font-name-asian="LMRoman10-Regular" style:font-size-asian="14pt" style:font-style-asian="normal" style:font-name-complex="LMRoman10-Regular" style:font-size-complex="14pt" style:font-style-complex="normal"/>
    </style:style>
    <style:style style:name="T9" style:family="text">
      <style:text-properties style:font-name="Times New Roman" fo:font-size="14pt" fo:font-style="normal" style:text-underline-style="none" fo:font-weight="normal" style:font-name-asian="LMRoman10-Regular" style:font-size-asian="14pt" style:font-style-asian="normal" style:font-weight-asian="normal" style:font-name-complex="LMRoman10-Regular" style:font-size-complex="14pt" style:font-style-complex="normal" style:font-weight-complex="normal"/>
    </style:style>
    <style:style style:name="T10" style:family="text">
      <style:text-properties style:font-name="Times New Roman" fo:font-size="14pt" fo:font-style="normal" style:font-name-asian="LMRoman10-Italic" style:font-size-asian="14pt" style:font-style-asian="normal" style:font-name-complex="LMRoman10-Italic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LEHIANY Raphaël <text:s/><text:tab/><text:tab/><text:tab/><text:tab/><text:tab/><text:tab/><text:tab/><text:tab/>Master 1 IMAGINA</text:p>
      <text:p text:style-name="Standard">CIMBÉ Pierre-Alexandre<text:tab/><text:tab/><text:tab/><text:tab/><text:tab/><text:tab/><text:tab/>Master 1 IMAGINA</text:p>
      <text:p text:style-name="Standard">LESNYAK Viktor <text:tab/><text:tab/><text:tab/><text:tab/><text:tab/><text:tab/><text:tab/><text:tab/>Master 1 DECO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Rapport de TER</text:p>
      <text:p text:style-name="P1"/>
      <text:p text:style-name="P1">Le WEB tel qu'il devrait être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Tables des matières</text:p>
      <text:p text:style-name="P3"/>
      <text:list xml:id="list6844441575473134685" text:style-name="L1">
        <text:list-item>
          <text:p text:style-name="P13">Introduction</text:p>
        </text:list-item>
        <text:list-item>
          <text:p text:style-name="P13">Sujet(definir le scenario en fonction d'utilisateur)</text:p>
          <text:list>
            <text:list-item>
              <text:p text:style-name="P13">MyWeb !!!</text:p>
              <text:list>
                <text:list-item>
                  <text:p text:style-name="P13">Cas d'utilisation</text:p>
                </text:list-item>
              </text:list>
            </text:list-item>
            <text:list-item>
              <text:p text:style-name="P15">Fond</text:p>
            </text:list-item>
            <text:list-item>
              <text:p text:style-name="P15">Forme</text:p>
            </text:list-item>
          </text:list>
        </text:list-item>
      </text:list>
      <text:p text:style-name="P8"/>
      <text:list xml:id="list36214008" text:continue-numbering="true" text:style-name="L1">
        <text:list-item>
          <text:p text:style-name="P13">Background(connaisances techniques requise)</text:p>
          <text:list>
            <text:list-item>
              <text:p text:style-name="P13">Le WEB</text:p>
              <text:list>
                <text:list-item>
                  <text:p text:style-name="P15">ce qu'il y a du bien</text:p>
                </text:list-item>
                <text:list-item>
                  <text:p text:style-name="P15">ce qu'il y a de moins bien</text:p>
                </text:list-item>
                <text:list-item>
                  <text:p text:style-name="P13">Les technologies étudiés</text:p>
                </text:list-item>
                <text:list-item>
                  <text:p text:style-name="P13">Serveur</text:p>
                  <text:list>
                    <text:list-item>
                      <text:p text:style-name="P15">HTTP ;</text:p>
                    </text:list-item>
                    <text:list-item>
                      <text:p text:style-name="P15">API des routes!</text:p>
                    </text:list-item>
                  </text:list>
                </text:list-item>
                <text:list-item>
                  <text:p text:style-name="P13">Client</text:p>
                  <text:list>
                    <text:list-item>
                      <text:p text:style-name="P15">XUL;</text:p>
                    </text:list-item>
                    <text:list-item>
                      <text:p text:style-name="P15">JavaScript ;</text:p>
                    </text:list-item>
                  </text:list>
                </text:list-item>
                <text:list-item>
                  <text:p text:style-name="P13">Protocole Client-serveur</text:p>
                </text:list-item>
                <text:list-item>
                  <text:p text:style-name="P13">Parseur</text:p>
                  <text:list>
                    <text:list-item>
                      <text:p text:style-name="P15">Grammaire/Langage</text:p>
                    </text:list-item>
                    <text:list-item>
                      <text:p text:style-name="P15">JISON</text:p>
                    </text:list-item>
                  </text:list>
                </text:list-item>
              </text:list>
            </text:list-item>
            <text:list-item>
              <text:p text:style-name="P13"/>
            </text:list-item>
          </text:list>
        </text:list-item>
        <text:list-item>
          <text:p text:style-name="P13">État de l'art</text:p>
          <text:list>
            <text:list-item>
              <text:p text:style-name="P15">parler de HTML5/webobo/ tout ce qu'il y'a en liason avec notre probleme</text:p>
            </text:list-item>
            <text:list-item>
              <text:p text:style-name="P15">normalisation des balises</text:p>
            </text:list-item>
            <text:list-item>
              <text:p text:style-name="P13">Ou en somme nous.</text:p>
            </text:list-item>
          </text:list>
        </text:list-item>
        <text:list-item>
          <text:p text:style-name="P15"/>
        </text:list-item>
        <text:list-item>
          <text:p text:style-name="P13">Cas d'usage a long terme</text:p>
          <text:list>
            <text:list-item>
              <text:p text:style-name="P15">Normalisation MyWeb</text:p>
            </text:list-item>
            <text:list-item>
              <text:p text:style-name="P15">Éditeur graphique des templates intégré</text:p>
            </text:list-item>
            <text:list-item>
              <text:p text:style-name="P15">Mashup</text:p>
            </text:list-item>
            <text:list-item>
              <text:p text:style-name="P15"/>
            </text:list-item>
          </text:list>
        </text:list-item>
        <text:list-item>
          <text:p text:style-name="P13">Discussion </text:p>
        </text:list-item>
        <text:list-item>
          <text:p text:style-name="P13">Conclusion</text:p>
        </text:list-item>
        <text:list-item>
          <text:p text:style-name="P13">Annexe</text:p>
        </text:list-item>
        <text:list-item>
          <text:p text:style-name="P13"><text:soft-page-break/>Organisation(annexe)</text:p>
          <text:list>
            <text:list-item>
              <text:p text:style-name="P13">« Conduite de Projet »</text:p>
              <text:list>
                <text:list-item>
                  <text:p text:style-name="P15">Cahier des charges</text:p>
                  <text:list>
                    <text:list-item>
                      <text:p text:style-name="P15">Étude Préalable</text:p>
                    </text:list-item>
                    <text:list-item>
                      <text:p text:style-name="P15">Étude Technique</text:p>
                    </text:list-item>
                    <text:list-item>
                      <text:p text:style-name="P15">Étude Détaillé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2">Tester les framework différents (django, play,symphonie,etc) faire des petit exemples.(sur tout voir les gestions des routes et gestion des templates).</text:p>
      <text:p text:style-name="P7"/>
      <text:p text:style-name="P4"><text:tab/></text:p>
      <text:p text:style-name="P7"><text:tab/>Afin d’appliquer les méthodologies et les notions enseignées jusqu'en Maîtrise Informatique à l’Université Montpellier II, nous devons réaliser un Travail d'Étude et de Recherche durant 3 mois. Celui-ci nous permet à nous, étudiants, de nous initier à la recherche, d’appliquer les connaissances acquises durant notre scolarité et de favoriser le travail en groupe encadré par des enseignants-chercheurs.</text:p>
      <text:p text:style-name="P7"/>
      <text:p text:style-name="P7"><text:tab/></text:p>
      <text:p text:style-name="P7"/>
      <text:p text:style-name="P7"/>
      <text:p text:style-name="P4"/>
      <text:p text:style-name="P2">Sujet :</text:p>
      <text:p text:style-name="P18"/>
      <text:p text:style-name="P5"><text:span text:style-name="T1"><text:tab/>L</text:span><text:span text:style-name="T9">e serveur </text:span><text:span text:style-name="T8">devrait fournir un ensemble de ressources sous une forme manipulable, i.e. un ensemble de données indépendantes et traitables par une couche de présentation réellement séparée qui permette à n’importe quel type de client d’appliquer des </text:span><text:span text:style-name="T10">traitements </text:span><text:span text:style-name="T8">sur ces données et d’en déterminer lui-même l’</text:span><text:span text:style-name="T10">affichage éventuel </text:span><text:span text:style-name="T8">qui lui convient.</text:span></text:p>
      <text:p text:style-name="P18"><text:tab/></text:p>
      <text:p text:style-name="P18"/>
      <text:p text:style-name="P2"><text:span text:style-name="T1"><text:tab/></text:span><text:span text:style-name="T2">Au cours de ce TER, il <text:s/>s'agit de mettre en place un plugin capable de traiter une donné reçu a partir d'un site ressource (appliquer un template par défaut, ou en demander un <text:s/>a serveur en cas d'absence du template propre), et aussi faire une organisation de cote serveur pour pouvoir répondre aux requêtes de client.</text:span></text:p>
      <text:p text:style-name="P7"/>
      <text:p text:style-name="P7"><text:s/><text:tab/>Nous en somme donc arrivés a séparer le sujet principale en 2 sous parties : Fond et Forme.</text:p>
      <text:p text:style-name="P7"/>
      <text:p text:style-name="P7"/>
      <text:p text:style-name="P7"/>
      <text:p text:style-name="P7"><text:soft-page-break/></text:p>
      <text:p text:style-name="P9">État de l'art :</text:p>
      <text:p text:style-name="P9"/>
      <text:p text:style-name="P9">ce qu'il y a de pas bien :</text:p>
      <text:p text:style-name="P9"/>
      <text:p text:style-name="P11"><text:span text:style-name="T5">La faiblesse de Weboob est de chercher à accéder à un contenu statique à travers des pages </text:span><text:span text:style-name="T6">HTML </text:span><text:span text:style-name="T7">dont le code est amené à changer. </text:span><text:span text:style-name="T5">Pour résoudre ce problème, il faudrait séparer une fois pour toute les données de la mise en form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Cas d'usage a long terme</text:p>
      <text:p text:style-name="P2"/>
      <text:p text:style-name="P10"><text:span text:style-name="T4">Ce manque de séparation entre le </text:span><text:span text:style-name="T3">fond </text:span><text:span text:style-name="T4">et la </text:span><text:span text:style-name="T3">forme </text:span><text:span text:style-name="T4">est une réelle barrière à un traitement efficace de l’information. En effet un traitement efficace permettrai de plus facilement donner du sens a de la donnée ce qui est l’objectif du WEB 3.0.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0-Regular" svg:font-family="LMRoman10-Regular"/>
    <style:font-face style:name="Mangal1" svg:font-family="Mangal"/>
    <style:font-face style:name="OpenSymbol" svg:font-family="OpenSymbol"/>
    <style:font-face style:name="LMRoman10-Italic" svg:font-family="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tor </meta:initial-creator>
    <meta:creation-date>2014-05-05T15:16:34.67</meta:creation-date>
    <meta:generator>OpenOffice/4.1.0$Win32 OpenOffice.org_project/410m18$Build-9764</meta:generator>
    <dc:date>2014-05-14T16:04:09.77</dc:date>
    <dc:creator>Viktor </dc:creator>
    <meta:editing-duration>P2DT20H4M44S</meta:editing-duration>
    <meta:editing-cycles>16</meta:editing-cycles>
    <meta:document-statistic meta:table-count="0" meta:image-count="0" meta:object-count="0" meta:page-count="4" meta:paragraph-count="58" meta:word-count="473" meta:character-count="2747"/>
  </office:meta>
</office:document-meta>
</file>